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2*[.B$12]^[.A2]" office:value-type="float" office:value="14.16" calcext:value-type="float">
            <text:p>14.16</text:p>
          </table:table-cell>
          <table:table-cell/>
          <table:table-cell table:formula="of:=ROUND([.B2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12*[.G$12]^[.F2]" office:value-type="float" office:value="14.52" calcext:value-type="float">
            <text:p>14.52</text:p>
          </table:table-cell>
          <table:table-cell/>
          <table:table-cell table:formula="of:=ROUND([.G2]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12*[.L$12]^[.K2]" office:value-type="float" office:value="14.904" calcext:value-type="float">
            <text:p>14.904</text:p>
          </table:table-cell>
          <table:table-cell/>
          <table:table-cell table:formula="of:=ROUND([.L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2*[.B$12]^[.A3]" office:value-type="float" office:value="16.7088" calcext:value-type="float">
            <text:p>16.7088</text:p>
          </table:table-cell>
          <table:table-cell/>
          <table:table-cell table:formula="of:=ROUND([.B3])"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formula="of:=12*[.G$12]^[.F3]" office:value-type="float" office:value="17.5692" calcext:value-type="float">
            <text:p>17.5692</text:p>
          </table:table-cell>
          <table:table-cell/>
          <table:table-cell table:formula="of:=ROUND([.G3])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12*[.L$12]^[.K3]" office:value-type="float" office:value="18.510768" calcext:value-type="float">
            <text:p>18.510768</text:p>
          </table:table-cell>
          <table:table-cell/>
          <table:table-cell table:formula="of:=ROUND([.L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2*[.B$12]^[.A4]" office:value-type="float" office:value="19.716384" calcext:value-type="float">
            <text:p>19.716384</text:p>
          </table:table-cell>
          <table:table-cell/>
          <table:table-cell table:formula="of:=ROUND([.B4])"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12*[.G$12]^[.F4]" office:value-type="float" office:value="21.258732" calcext:value-type="float">
            <text:p>21.258732</text:p>
          </table:table-cell>
          <table:table-cell/>
          <table:table-cell table:formula="of:=ROUND([.G4])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formula="of:=12*[.L$12]^[.K4]" office:value-type="float" office:value="22.990373856" calcext:value-type="float">
            <text:p>22.990373856</text:p>
          </table:table-cell>
          <table:table-cell/>
          <table:table-cell table:formula="of:=ROUND([.L4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2*[.B$12]^[.A5]" office:value-type="float" office:value="23.26533312" calcext:value-type="float">
            <text:p>23.26533312</text:p>
          </table:table-cell>
          <table:table-cell/>
          <table:table-cell table:formula="of:=ROUND([.B5])"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table:formula="of:=12*[.G$12]^[.F5]" office:value-type="float" office:value="25.72306572" calcext:value-type="float">
            <text:p>25.72306572</text:p>
          </table:table-cell>
          <table:table-cell/>
          <table:table-cell table:formula="of:=ROUND([.G5])"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table:formula="of:=12*[.L$12]^[.K5]" office:value-type="float" office:value="28.554044329152" calcext:value-type="float">
            <text:p>28.554044329152</text:p>
          </table:table-cell>
          <table:table-cell/>
          <table:table-cell table:formula="of:=ROUND([.L5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12*[.C$12]^[.A6]" office:value-type="float" office:value="29.2429224449625" calcext:value-type="float">
            <text:p>29.2429224449625</text:p>
          </table:table-cell>
          <table:table-cell table:formula="of:=ROUND([.C6])"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12*[.H$12]^[.F6]" office:value-type="float" office:value="33.1025682421875" calcext:value-type="float">
            <text:p>33.1025682421875</text:p>
          </table:table-cell>
          <table:table-cell table:formula="of:=ROUND([.H6])"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12*[.M$12]^[.K6]" office:value-type="float" office:value="36.767812687575" calcext:value-type="float">
            <text:p>36.767812687575</text:p>
          </table:table-cell>
          <table:table-cell table:formula="of:=ROUND([.M6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12*[.C$12]^[.A7]" office:value-type="float" office:value="34.9452923217302" calcext:value-type="float">
            <text:p>34.9452923217302</text:p>
          </table:table-cell>
          <table:table-cell table:formula="of:=ROUND([.C7])"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12*[.H$12]^[.F7]" office:value-type="float" office:value="40.5506460966797" calcext:value-type="float">
            <text:p>40.5506460966797</text:p>
          </table:table-cell>
          <table:table-cell table:formula="of:=ROUND([.H7])"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12*[.M$12]^[.K7]" office:value-type="float" office:value="45.9965336721563" calcext:value-type="float">
            <text:p>45.9965336721563</text:p>
          </table:table-cell>
          <table:table-cell table:formula="of:=ROUND([.M7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12*[.C$12]^[.A8]" office:value-type="float" office:value="41.7596243244676" calcext:value-type="float">
            <text:p>41.7596243244676</text:p>
          </table:table-cell>
          <table:table-cell table:formula="of:=ROUND([.C8])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12*[.H$12]^[.F8]" office:value-type="float" office:value="49.6745414684326" calcext:value-type="float">
            <text:p>49.6745414684326</text:p>
          </table:table-cell>
          <table:table-cell table:formula="of:=ROUND([.H8])"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12*[.M$12]^[.K8]" office:value-type="float" office:value="57.5416636238676" calcext:value-type="float">
            <text:p>57.5416636238676</text:p>
          </table:table-cell>
          <table:table-cell table:formula="of:=ROUND([.M8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12*[.C$12]^[.A9]" office:value-type="float" office:value="49.9027510677388" calcext:value-type="float">
            <text:p>49.9027510677388</text:p>
          </table:table-cell>
          <table:table-cell table:formula="of:=ROUND([.C9])"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12*[.H$12]^[.F9]" office:value-type="float" office:value="60.85131329883" calcext:value-type="float">
            <text:p>60.85131329883</text:p>
          </table:table-cell>
          <table:table-cell table:formula="of:=ROUND([.H9])"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12*[.M$12]^[.K9]" office:value-type="float" office:value="71.9846211934583" calcext:value-type="float">
            <text:p>71.9846211934583</text:p>
          </table:table-cell>
          <table:table-cell table:formula="of:=ROUND([.M9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12*[.C$12]^[.A10]" office:value-type="float" office:value="59.6337875259478" calcext:value-type="float">
            <text:p>59.6337875259478</text:p>
          </table:table-cell>
          <table:table-cell table:formula="of:=ROUND([.C10])"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12*[.H$12]^[.F10]" office:value-type="float" office:value="74.5428587910668" calcext:value-type="float">
            <text:p>74.5428587910668</text:p>
          </table:table-cell>
          <table:table-cell table:formula="of:=ROUND([.H10])" office:value-type="float" office:value="75" calcext:value-type="float">
            <text:p>7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12*[.M$12]^[.K10]" office:value-type="float" office:value="90.0527611130163" calcext:value-type="float">
            <text:p>90.0527611130163</text:p>
          </table:table-cell>
          <table:table-cell table:formula="of:=ROUND([.M10])"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.18" calcext:value-type="float">
            <text:p>1.18</text:p>
          </table:table-cell>
          <table:table-cell office:value-type="float" office:value="1.195" calcext:value-type="float">
            <text:p>1.195</text:p>
          </table:table-cell>
          <table:table-cell table:number-columns-repeated="3"/>
          <table:table-cell office:value-type="float" office:value="1.21" calcext:value-type="float">
            <text:p>1.21</text:p>
          </table:table-cell>
          <table:table-cell office:value-type="float" office:value="1.225" calcext:value-type="float">
            <text:p>1.225</text:p>
          </table:table-cell>
          <table:table-cell table:number-columns-repeated="3"/>
          <table:table-cell office:value-type="float" office:value="1.242" calcext:value-type="float">
            <text:p>1.242</text:p>
          </table:table-cell>
          <table:table-cell office:value-type="float" office:value="1.251" calcext:value-type="float">
            <text:p>1.25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as 1.16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.18" calcext:value-type="float">
            <text:p>1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95" calcext:value-type="float">
            <text:p>1.1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1" calcext:value-type="float">
            <text:p>1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25" calcext:value-type="float">
            <text:p>1.2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4" calcext:value-type="float">
            <text:p>1.24</text:p>
          </table:table-cell>
          <table:table-cell table:number-columns-repeated="2"/>
          <table:table-cell office:value-type="string" calcext:value-type="string">
            <text:p>inco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ncome/cost ratio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255" calcext:value-type="float">
            <text:p>1.255</text:p>
          </table:table-cell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2]/[.F22]" office:value-type="float" office:value="0.333333333333333" calcext:value-type="float">
            <text:p>0.333333333333333</text:p>
          </table:table-cell>
          <table:table-cell table:formula="of:=[.G22]*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7" calcext:value-type="float">
            <text:p>1.27</text:p>
          </table:table-cell>
          <table:table-cell/>
          <table:table-cell office:value-type="string" calcext:value-type="string">
            <text:p>mystic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E23]/[.F23]" office:value-type="float" office:value="0.425" calcext:value-type="float">
            <text:p>0.425</text:p>
          </table:table-cell>
          <table:table-cell table:formula="of:=[.G23]*3" office:value-type="float" office:value="1.275" calcext:value-type="float">
            <text:p>1.275</text:p>
          </table:table-cell>
          <table:table-cell office:value-type="string" calcext:value-type="string">
            <text:p>2c -1k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85" calcext:value-type="float">
            <text:p>1.285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24]/[.F24]" office:value-type="float" office:value="0.5" calcext:value-type="float">
            <text:p>0.5</text:p>
          </table:table-cell>
          <table:table-cell table:formula="of:=[.G24]*3" office:value-type="float" office:value="1.5" calcext:value-type="float">
            <text:p>1.5</text:p>
          </table:table-cell>
          <table:table-cell office:value-type="string" calcext:value-type="string">
            <text:p>75% 4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rchant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[.E25]/[.F25]" office:value-type="float" office:value="0.65" calcext:value-type="float">
            <text:p>0.65</text:p>
          </table:table-cell>
          <table:table-cell table:formula="of:=[.G25]*3" office:value-type="float" office:value="1.95" calcext:value-type="float">
            <text:p>1.95</text:p>
          </table:table-cell>
          <table:table-cell office:value-type="string" calcext:value-type="string">
            <text:p>4c 3 owls on sale (-2)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ttac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ttack/cost rati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rc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9]/[.F29]" office:value-type="float" office:value="0.75" calcext:value-type="float">
            <text:p>0.75</text:p>
          </table:table-cell>
          <table:table-cell table:formula="of:=[.G29]*(4/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ear-owl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table:formula="of:=[.E30]/[.F30]" office:value-type="float" office:value="1.25" calcext:value-type="float">
            <text:p>1.25</text:p>
          </table:table-cell>
          <table:table-cell table:formula="of:=[.G30]*(4/3)" office:value-type="float" office:value="1.66666666666667" calcext:value-type="float">
            <text:p>1.66666666666667</text:p>
          </table:table-cell>
          <table:table-cell office:value-type="string" calcext:value-type="string">
            <text:p>5, 25% 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u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E31]/[.F31]" office:value-type="float" office:value="1.85714285714286" calcext:value-type="float">
            <text:p>1.85714285714286</text:p>
          </table:table-cell>
          <table:table-cell table:formula="of:=[.G31]*(4/3)" office:value-type="float" office:value="2.47619047619048" calcext:value-type="float">
            <text:p>2.47619047619048</text:p>
          </table:table-cell>
          <table:table-cell office:value-type="string" calcext:value-type="string">
            <text:p>13k -1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nergy knight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E32]/[.F32]" office:value-type="float" office:value="2.36363636363636" calcext:value-type="float">
            <text:p>2.36363636363636</text:p>
          </table:table-cell>
          <table:table-cell table:formula="of:=[.G32]*(4/3)" office:value-type="float" office:value="3.15151515151515" calcext:value-type="float">
            <text:p>3.151515151515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21:37:37.3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22:21:58.375000000</meta:creation-date>
    <dc:date>2021-07-10T21:54:43.798000000</dc:date>
    <meta:editing-duration>PT1H9M2S</meta:editing-duration>
    <meta:editing-cycles>21</meta:editing-cycles>
    <meta:generator>LibreOffice/6.2.8.2$Windows_X86_64 LibreOffice_project/f82ddfca21ebc1e222a662a32b25c0c9d20169ee</meta:generator>
    <meta:document-statistic meta:table-count="1" meta:cell-count="147" meta:object-count="0"/>
  </office:meta>
</office:document-meta>
</file>